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flicker_strik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ground_slam</text:p>
          </table:table-cell>
          <table:table-cell table:number-columns-repeated="3" table:style-name="ce2"/>
          <table:table-cell office:value-type="string" table:style-name="ce2">
            <text:p>cleave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heavy_strik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start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[CENTER]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0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meta:creation-date>2020-09-04T12:47:59Z</meta:creation-date>
    <dc:date>2020-10-29T16:11:09Z</dc:date>
    <meta:editing-cycles>11</meta:editing-cycles>
    <meta:editing-duration>PT1202S</meta:editing-duration>
  </office:meta>
</office:document-meta>
</file>